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For</text:span><text:span text:style-name="T1_2"><text:s/></text:span><text:span text:style-name="T1_3">information</text:span><text:span text:style-name="T1_4"><text:s/></text:span><text:span text:style-name="T1_5">on</text:span><text:span text:style-name="T1_6"><text:s/></text:span><text:span text:style-name="T1_7">installing</text:span><text:span text:style-name="T1_8"><text:s/></text:span><text:span text:style-name="T1_9">libraries</text:span><text:span text:style-name="T1_10">,<text:s/></text:span><text:span text:style-name="T1_11">see</text:span><text:span text:style-name="T1_12">:<text:s/></text:span><text:span text:style-name="T1_13">http</text:span><text:span text:style-name="T1_14">://</text:span><text:span text:style-name="T1_15">arduino</text:span><text:span text:style-name="T1_16">.</text:span><text:span text:style-name="T1_17">cc</text:span><text:span text:style-name="T1_18">/</text:span><text:span text:style-name="T1_19">en</text:span><text:span text:style-name="T1_20">/</text:span><text:span text:style-name="T1_21">Guide</text:span><text:span text:style-name="T1_22">/</text:span><text:span text:style-name="T1_23">Libraries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